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0pt" style:text-underline-style="solid" style:text-underline-width="auto" style:text-underline-color="font-color" fo:font-weight="bold" officeooo:rsid="000a0eba" officeooo:paragraph-rsid="000a0eba" style:font-size-asian="30pt" style:font-weight-asian="bold" style:font-size-complex="30pt" style:font-weight-complex="bold"/>
    </style:style>
    <style:style style:name="P2" style:family="paragraph" style:parent-style-name="Standard">
      <style:text-properties fo:font-size="15pt" style:text-underline-style="none" fo:font-weight="bold" officeooo:rsid="000a0eba" officeooo:paragraph-rsid="000a0eb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0b1d24" officeooo:paragraph-rsid="000b1d2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fr" fo:country="FR" style:text-underline-style="none" fo:font-weight="bold" officeooo:rsid="000a0eba" officeooo:paragraph-rsid="000a0eb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25pt" style:text-underline-style="solid" style:text-underline-width="auto" style:text-underline-color="font-color" fo:font-weight="bold" officeooo:rsid="000a0eba" officeooo:paragraph-rsid="000a0eba" style:font-size-asian="25pt" style:font-weight-asian="bold" style:font-size-complex="2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b1d24"/>
    </style:style>
    <style:style style:name="T3" style:family="text">
      <style:text-properties officeooo:rsid="000c56b7"/>
    </style:style>
    <style:style style:name="T4" style:family="text">
      <style:text-properties officeooo:rsid="000cd73d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ed3fd"/>
    </style:style>
    <style:style style:name="T7" style:family="text">
      <style:text-properties fo:font-size="16pt"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text:tab/><text:tab/></text:span>Presence</text:p>
      <text:p text:style-name="P1"/>
      <text:p text:style-name="P2"><text:tab/>ceci est une applicatioon de varification de presence.</text:p>
      <text:p text:style-name="P2"/>
      <text:p text:style-name="P2"/>
      <text:p text:style-name="P2"><text:tab/><text:span text:style-name="T2">Description de la situation</text:span></text:p>
      <text:p text:style-name="P2"/>
      <text:p text:style-name="P3">l’on desire suivre les etudiants dans une structure de formation.</text:p>
      <text:p text:style-name="P3">Le logiciel devras nous permetre de savoir les cours auquelle un etudiant a participer et ceux q’il a manqueer.</text:p>
      <text:p text:style-name="P3">Seul l’enseigna<text:span text:style-name="T3">n</text:span>t pouras faire l’appelle afin de verifier si les etudiant<text:span text:style-name="T3">s</text:span> sont bien present<text:span text:style-name="T3">s</text:span>.</text:p>
      <text:p text:style-name="P3">L’etudiant doit pouvoir s’inscrire au cours et choisir lui meme les cours auquelle<text:span text:style-name="T3">s</text:span> il veux participer. Et aussi pouvoir consulter les different<text:span text:style-name="T3">s</text:span> horaires de passages de ses cours ainsi que les enseignants qui sont sencees <text:span text:style-name="T3">les </text:span>lui donnees .</text:p>
      <text:p text:style-name="P3">Un etudiant a un suivie <text:span text:style-name="T3">qui recence tout les ses cours et ceux <text:s/>auquelles il a deja eu a participer(persent ou absence)</text:span>.</text:p>
      <text:p text:style-name="P3"/>
      <text:p text:style-name="P3">Quand a l’enseignant, il doit pouvoir <text:span text:style-name="T5">creer</text:span> un cour, programmer un cour, lancer un cour qui a ete programmer et y metre eventuellement fin.</text:p>
      <text:p text:style-name="P3">Il doit egallement avoir acces au suivit de ses etudian<text:span text:style-name="T4">ts.</text:span></text:p>
      <text:p text:style-name="P3"/>
      <text:p text:style-name="P5"><text:span text:style-name="T1"><text:tab/></text:span>Fontionnalitees principales</text:p>
      <text:p text:style-name="P2">-pour les etudiants</text:p>
      <text:p text:style-name="P2"><text:tab/>-s’inscrire sur la plateforme ….</text:p>
      <text:p text:style-name="P2"><text:tab/>-choisir les cour qu’il doivent suivre ….</text:p>
      <text:p text:style-name="P2"><text:tab/>-regarder les horaire de passage des <text:span text:style-name="T7">cours</text:span></text:p>
      <text:p text:style-name="P2"><text:tab/>-ajouter ou enlever un cour de leur lista de cours</text:p>
      <text:p text:style-name="P4"><text:tab/>-voir le nombre d’heures d`absence accumuler.</text:p>
      <text:p text:style-name="P2"><text:tab/>-voir le nombre de cours deja passe et et avenir</text:p>
      <text:p text:style-name="P2"><text:tab/>-voir les horaires de passages ds cours et les <text:span text:style-name="T5">enseigna</text:span><text:span text:style-name="T6">n</text:span><text:span text:style-name="T5">ts</text:span></text:p>
      <text:p text:style-name="P2"><text:tab/>-</text:p>
      <text:p text:style-name="P2"/>
      <text:p text:style-name="P2"/>
      <text:p text:style-name="P2">-Pour les enseigna<text:span text:style-name="T2">n</text:span>ts</text:p>
      <text:p text:style-name="P2"><text:soft-page-break/><text:tab/>-s’inscrire sur la plate forme ….</text:p>
      <text:p text:style-name="P2"><text:tab/>-creer un cour ….</text:p>
      <text:p text:style-name="P2"><text:tab/>-suprimer un cour ….</text:p>
      <text:p text:style-name="P2"><text:tab/>-faire l`appelle a un cour</text:p>
      <text:p text:style-name="P2"><text:tab/>-lancer un cours ….</text:p>
      <text:p text:style-name="P2"><text:tab/>-programmer un cour ….</text:p>
      <text:p text:style-name="P2"><text:tab/>-metre fin a un cours ….</text:p>
      <text:p text:style-name="P2"><text:tab/>-<text:span text:style-name="T2">creer un enseignant ….</text:span></text:p>
      <text:p text:style-name="P2"><text:tab/>-<text:span text:style-name="T2">voir les absents a un cour passer </text:span></text:p>
      <text:p text:style-name="P2"><text:tab/>-<text:span text:style-name="T4">voir les etudiant inscrit a son co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2:01:35.121717833</meta:creation-date>
    <dc:date>2022-06-26T14:11:42.472972020</dc:date>
    <meta:editing-duration>PT10H28M25S</meta:editing-duration>
    <meta:editing-cycles>5</meta:editing-cycles>
    <meta:generator>LibreOffice/7.2.7.2$Linux_X86_64 LibreOffice_project/20$Build-2</meta:generator>
    <meta:document-statistic meta:table-count="0" meta:image-count="0" meta:object-count="0" meta:page-count="2" meta:paragraph-count="31" meta:word-count="266" meta:character-count="1584" meta:non-whitespace-character-count="1320"/>
  </office:meta>
</office:document-meta>
</file>